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65d0f" officeooo:paragraph-rsid="00136cc1" style:font-size-asian="14pt" style:font-size-complex="14pt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center" style:justify-single-word="false"/>
      <style:text-properties fo:font-size="14pt" officeooo:rsid="00165d0f" officeooo:paragraph-rsid="00136cc1" style:font-size-asian="14pt" style:font-size-complex="14pt"/>
    </style:style>
    <style:style style:name="P4" style:family="paragraph" style:parent-style-name="Text_20_body" style:list-style-name="L1">
      <style:text-properties fo:font-size="14pt" style:font-size-asian="14pt" style:font-size-complex="14pt"/>
    </style:style>
    <style:style style:name="P5" style:family="paragraph" style:parent-style-name="Text_20_body" style:list-style-name="L8">
      <style:text-properties fo:font-size="14pt" officeooo:paragraph-rsid="001823f3" style:font-size-asian="14pt" style:font-size-complex="14pt"/>
    </style:style>
    <style:style style:name="P6" style:family="paragraph" style:parent-style-name="Text_20_body" style:list-style-name="L2">
      <style:paragraph-properties fo:margin-top="0cm" fo:margin-bottom="0cm" loext:contextual-spacing="false"/>
      <style:text-properties fo:font-size="14pt" style:font-size-asian="14pt" style:font-size-complex="14pt"/>
    </style:style>
    <style:style style:name="P7" style:family="paragraph" style:parent-style-name="Text_20_body" style:list-style-name="L3">
      <style:paragraph-properties fo:margin-top="0cm" fo:margin-bottom="0cm" loext:contextual-spacing="false"/>
      <style:text-properties fo:font-size="14pt" style:font-size-asian="14pt" style:font-size-complex="14pt"/>
    </style:style>
    <style:style style:name="P8" style:family="paragraph" style:parent-style-name="Text_20_body" style:list-style-name="L4">
      <style:paragraph-properties fo:margin-top="0cm" fo:margin-bottom="0cm" loext:contextual-spacing="false"/>
      <style:text-properties fo:font-size="14pt" style:font-size-asian="14pt" style:font-size-complex="14pt"/>
    </style:style>
    <style:style style:name="P9" style:family="paragraph" style:parent-style-name="Text_20_body" style:list-style-name="L5">
      <style:paragraph-properties fo:margin-top="0cm" fo:margin-bottom="0cm" loext:contextual-spacing="false"/>
      <style:text-properties fo:font-size="14pt" style:font-size-asian="14pt" style:font-size-complex="14pt"/>
    </style:style>
    <style:style style:name="P10" style:family="paragraph" style:parent-style-name="Text_20_body" style:list-style-name="L6">
      <style:paragraph-properties fo:margin-top="0cm" fo:margin-bottom="0cm" loext:contextual-spacing="false"/>
      <style:text-properties fo:font-size="14pt" style:font-size-asian="14pt" style:font-size-complex="14pt"/>
    </style:style>
    <style:style style:name="P11" style:family="paragraph" style:parent-style-name="Text_20_body" style:list-style-name="L7">
      <style:paragraph-properties fo:margin-top="0cm" fo:margin-bottom="0cm" loext:contextual-spacing="false"/>
      <style:text-properties fo:font-size="14pt" style:font-size-asian="14pt" style:font-size-complex="14pt"/>
    </style:style>
    <style:style style:name="T1" style:family="text">
      <style:text-properties officeooo:rsid="001823f3"/>
    </style:style>
    <style:style style:name="T2" style:family="text">
      <style:text-properties officeooo:rsid="0019b0b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1">Exercícios Logica de Programação com Python</text:span></text:p>
      <text:p text:style-name="P3"/>
      <text:list xml:id="list3748120108" text:style-name="L1">
        <text:list-item>
          <text:p text:style-name="P2"><text:span text:style-name="T3">Faça um Programa que peça um número e então mostre a mensagem </text:span><text:span text:style-name="Emphasis"><text:span text:style-name="T3">O número informado foi [número]</text:span></text:span><text:span text:style-name="T3">. </text:span></text:p>
          <text:p text:style-name="P4"><text:bookmark text:name="line-8"/><text:bookmark text:name="line-7"/></text:p>
        </text:list-item>
      </text:list>
      <text:list xml:id="list2518852784" text:style-name="L2">
        <text:list-item>
          <text:p text:style-name="P6">Faça um Programa que peça dois números e imprima a soma. </text:p>
          <text:p text:style-name="P6"><text:bookmark text:name="line-10"/><text:bookmark text:name="line-9"/></text:p>
        </text:list-item>
      </text:list>
      <text:list xml:id="list1222053529" text:style-name="L3">
        <text:list-item>
          <text:p text:style-name="P7">Faça um Programa que peça as 4 notas bimestrais e mostre a média. </text:p>
          <text:p text:style-name="P7"><text:bookmark text:name="line-12"/><text:bookmark text:name="line-11"/></text:p>
        </text:list-item>
      </text:list>
      <text:list xml:id="list1480401262" text:style-name="L4">
        <text:list-item>
          <text:p text:style-name="P8">Faça um Programa que converta metros para centímetros. </text:p>
          <text:p text:style-name="P8"><text:bookmark text:name="line-14"/><text:bookmark text:name="line-13"/></text:p>
        </text:list-item>
      </text:list>
      <text:list xml:id="list1012965171" text:style-name="L5">
        <text:list-item>
          <text:p text:style-name="P9">Faça um Programa que peça o raio de um círculo, calcule e mostre sua área. </text:p>
          <text:p text:style-name="P9"><text:bookmark text:name="line-16"/><text:bookmark text:name="line-15"/></text:p>
        </text:list-item>
      </text:list>
      <text:list xml:id="list770600412" text:style-name="L6">
        <text:list-item>
          <text:p text:style-name="P10">Faça um Programa que calcule a área de um quadrado, em seguida mostre o dobro desta área para o usuário. </text:p>
          <text:p text:style-name="P10"><text:bookmark text:name="line-18"/><text:bookmark text:name="line-17"/></text:p>
        </text:list-item>
      </text:list>
      <text:list xml:id="list4231585046" text:style-name="L7">
        <text:list-item>
          <text:p text:style-name="P11">Faça um Programa que pergunte quanto você ganha por hora e o número de horas trabalhadas no mês. Calcule e mostre o total do seu salário no referido mês. </text:p>
          <text:p text:style-name="P11"><text:bookmark text:name="line-20"/><text:bookmark text:name="line-19"/></text:p>
        </text:list-item>
      </text:list>
      <text:list xml:id="list3706187296" text:style-name="L8">
        <text:list-item>
          <text:p text:style-name="P5">Faça um Programa que peça a temperatura em graus <text:span text:style-name="T2">Fahrenheit</text:span>, transforme e mostre a temperatura em graus Celsius. <text:span text:style-name="T1">Formula : </text:span>C = (5 * (F-32) / 9)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7:36:23.291573902</meta:creation-date>
    <dc:date>2019-11-25T16:57:41.487103443</dc:date>
    <meta:editing-duration>PT1H41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61" meta:character-count="811" meta:non-whitespace-character-count="665"/>
  </office:meta>
</office:document-meta>
</file>